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0.99cm" table:align="margins"/>
    </style:style>
    <style:style style:name="Table2.A" style:family="table-column">
      <style:table-column-properties style:column-width="20.99cm" style:rel-column-width="65535*"/>
    </style:style>
    <style:style style:name="Table2.A1" style:family="table-cell">
      <style:table-cell-properties fo:padding="0.097cm" fo:border="0.002cm solid #000000"/>
    </style:style>
    <style:style style:name="Table2.2" style:family="table-row">
      <style:table-row-properties style:min-row-height="1.931cm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0.883cm" fo:margin-left="0cm" fo:margin-right="-0.086cm" table:align="margins" style:shadow="none"/>
    </style:style>
    <style:style style:name="Table3.A" style:family="table-column">
      <style:table-column-properties style:column-width="1.954cm" style:rel-column-width="1108*"/>
    </style:style>
    <style:style style:name="Table3.B" style:family="table-column">
      <style:table-column-properties style:column-width="2.341cm" style:rel-column-width="1327*"/>
    </style:style>
    <style:style style:name="Table3.C" style:family="table-column">
      <style:table-column-properties style:column-width="2.351cm" style:rel-column-width="1333*"/>
    </style:style>
    <style:style style:name="Table3.D" style:family="table-column">
      <style:table-column-properties style:column-width="6.973cm" style:rel-column-width="3953*"/>
    </style:style>
    <style:style style:name="Table3.E" style:family="table-column">
      <style:table-column-properties style:column-width="1.508cm" style:rel-column-width="855*"/>
    </style:style>
    <style:style style:name="Table3.F" style:family="table-column">
      <style:table-column-properties style:column-width="2.025cm" style:rel-column-width="1148*"/>
    </style:style>
    <style:style style:name="Table3.G" style:family="table-column">
      <style:table-column-properties style:column-width="2.117cm" style:rel-column-width="1200*"/>
    </style:style>
    <style:style style:name="Table3.H" style:family="table-column">
      <style:table-column-properties style:column-width="1.614cm" style:rel-column-width="915*"/>
    </style:style>
    <style:style style:name="Table3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H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5" style:family="paragraph" style:parent-style-name="Text_20_body"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text-properties style:font-name="Calibri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T1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1">[onshow.SupplierName] ([onshow.SupplierCode])</text:span>[myBlock;block=begin;sub1=data6]</text:p>
          </table:table-cell>
        </table:table-row>
        <table:table-row table:style-name="Table2.2">
          <table:table-cell table:style-name="Table2.A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>
                <table:table-cell table:style-name="Table3.A1" office:value-type="string">
                  <text:p text:style-name="P1">[myBlock.text1]</text:p>
                </table:table-cell>
                <table:table-cell table:style-name="Table3.A1" office:value-type="string">
                  <text:p text:style-name="P1">[myBlock.text2]</text:p>
                </table:table-cell>
                <table:table-cell table:style-name="Table3.A1" office:value-type="string">
                  <text:p text:style-name="P1"><text:s/>[myBlock.2text1]</text:p>
                </table:table-cell>
                <table:table-cell table:style-name="Table3.A1" office:value-type="string">
                  <text:p text:style-name="P1">[myBlock.2text2]</text:p>
                </table:table-cell>
                <table:table-cell table:style-name="Table3.A1" office:value-type="string">
                  <text:p text:style-name="P2">[myBlock.2text3]</text:p>
                </table:table-cell>
                <table:table-cell table:style-name="Table3.A1" office:value-type="string">
                  <text:p text:style-name="P2">[myBlock.2text4]</text:p>
                </table:table-cell>
                <table:table-cell table:style-name="Table3.A1" office:value-type="string">
                  <text:p text:style-name="P1">[myBlock.2text5]</text:p>
                </table:table-cell>
                <table:table-cell table:style-name="Table3.H1" office:value-type="string">
                  <text:p text:style-name="P2">[myBlock.2text6][myBlock_sub1;block=begin;]</text:p>
                </table:table-cell>
              </table:table-row>
              <table:table-row>
                <table:table-cell table:style-name="Table3.A2" office:value-type="string">
                  <text:p text:style-name="P3">[myBlock_sub1.data7]</text:p>
                </table:table-cell>
                <table:table-cell table:style-name="Table3.A2" office:value-type="string">
                  <text:p text:style-name="P3">[myBlock_sub1.data8]</text:p>
                </table:table-cell>
                <table:table-cell table:style-name="Table3.A2" office:value-type="string">
                  <text:p text:style-name="P3">[myBlock_sub1.data1]</text:p>
                </table:table-cell>
                <table:table-cell table:style-name="Table3.A2" office:value-type="string">
                  <text:p text:style-name="P3">[myBlock_sub1.data2]</text:p>
                </table:table-cell>
                <table:table-cell table:style-name="Table3.A2" office:value-type="string">
                  <text:p text:style-name="P4">[myBlock_sub1.data3]</text:p>
                </table:table-cell>
                <table:table-cell table:style-name="Table3.A2" office:value-type="string">
                  <text:p text:style-name="P4">[myBlock_sub1.data4]</text:p>
                </table:table-cell>
                <table:table-cell table:style-name="Table3.A2" office:value-type="string">
                  <text:p text:style-name="P3">[myBlock_sub1.data5]</text:p>
                </table:table-cell>
                <table:table-cell table:style-name="Table3.H2" office:value-type="string">
                  <text:p text:style-name="P4">[myBlock_sub1.data6][myBlock_sub1;block=end;]</text:p>
                </table:table-cell>
              </table:table-row>
            </table:table>
            <text:p text:style-name="P1">[myBlock; block=end;]</text:p>
            <text:p text:style-name="P1"/>
            <text:p text:style-name="P1"/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cm" fo:margin-bottom="0.3cm" fo:margin-left="0.3cm" fo:margin-right="0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06-02T12:34:14.54</meta:creation-date>
    <dc:date>2023-06-02T18:35:46.32</dc:date>
    <dc:creator>Angelo Fernandez</dc:creator>
    <meta:editing-duration>PT2H43M21S</meta:editing-duration>
    <meta:editing-cycles>157</meta:editing-cycles>
    <meta:generator>OpenOffice/4.1.14$Win32 OpenOffice.org_project/4114m1$Build-9811</meta:generator>
    <meta:document-statistic meta:table-count="2" meta:image-count="0" meta:object-count="0" meta:page-count="1" meta:paragraph-count="18" meta:word-count="20" meta:character-count="437"/>
  </office:meta>
</office:document-meta>
</file>